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inherit" svg:font-family="inherit"/>
    <style:font-face style:name="system-ui" svg:font-family="system-ui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32"/>
    <style:style style:name="P2" style:family="paragraph" style:parent-style-name="Standard" style:list-style-name="L135"/>
    <style:style style:name="T1" style:family="text">
      <style:text-properties fo:font-variant="normal" fo:text-transform="none" fo:color="#222222" style:font-name="system-ui" fo:font-size="10.5pt" fo:letter-spacing="normal" fo:font-style="normal" fo:font-weight="bold"/>
    </style:style>
    <style:style style:name="T2" style:family="text">
      <style:text-properties fo:font-variant="normal" fo:text-transform="none" fo:color="#222222" style:font-name="system-ui" fo:font-size="10.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-0.1965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query Course</text:p>
      <text:list xml:id="list5819229741931236646" text:style-name="L135">
        <text:list-item>
          <text:p text:style-name="P2">Jquery Intro</text:p>
        </text:list-item>
        <text:list-item>
          <text:p text:style-name="P2">Jquery Installation</text:p>
        </text:list-item>
        <text:list-item>
          <text:p text:style-name="P2">Jquery CDNs</text:p>
        </text:list-item>
        <text:list-item>
          <text:p text:style-name="P2">Jquery ready function</text:p>
        </text:list-item>
        <text:list-item>
          <text:p text:style-name="P2">Jquery Selectors</text:p>
        </text:list-item>
        <text:list-item>
          <text:p text:style-name="P2">Jquery events</text:p>
        </text:list-item>
        <text:list-item>
          <text:p text:style-name="P2">Jquery DOM</text:p>
        </text:list-item>
        <text:list-item>
          <text:p text:style-name="P2">Jquery Selectors</text:p>
        </text:list-item>
        <text:list-item>
          <text:p text:style-name="P2">Jquery slide effect</text:p>
        </text:list-item>
        <text:list-item>
          <text:p text:style-name="P2">Jquery fade effect</text:p>
        </text:list-item>
        <text:list-item>
          <text:p text:style-name="P2">Jquery toggle effect</text:p>
        </text:list-item>
        <text:list-item>
          <text:p text:style-name="P2">Jquery CSS</text:p>
        </text:list-item>
        <text:list-item>
          <text:p text:style-name="P2">Jquery animations</text:p>
        </text:list-item>
        <text:list-item>
          <text:p text:style-name="P2">Jquery easing</text:p>
        </text:list-item>
        <text:list-item>
          <text:p text:style-name="P2">Jquery scroll</text:p>
        </text:list-item>
        <text:list-item>
          <text:p text:style-name="P2">Jquery Tabs</text:p>
        </text:list-item>
        <text:list-item>
          <text:p text:style-name="P2">Jquery Drop down menu</text:p>
        </text:list-item>
        <text:list-item>
          <text:p text:style-name="P2">Jquery collapsible</text:p>
        </text:list-item>
        <text:list-item>
          <text:p text:style-name="P2">Jquery accordions</text:p>
        </text:list-item>
        <text:list-item>
          <text:p text:style-name="P2">Jquery Carousel</text:p>
        </text:list-item>
        <text:list-item>
          <text:p text:style-name="P2">Jquery User Interface</text:p>
        </text:list-item>
        <text:list-item>
          <text:p text:style-name="P2">Jquery AJAX</text:p>
        </text:list-item>
        <text:list-item>
          <text:p text:style-name="P2">Jquery bxSlider</text:p>
        </text:list-item>
        <text:list-item>
          <text:p text:style-name="P2">Jquery parallax effect</text:p>
        </text:list-item>
        <text:list-item>
          <text:p text:style-name="P2">Jquery Lightbox</text:p>
        </text:list-item>
        <text:list-item>
          <text:p text:style-name="P2">Jquery no conflict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inherit" svg:font-family="inherit"/>
    <style:font-face style:name="system-ui" svg:font-family="system-ui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alone</meta:initial-creator>
    <meta:creation-date>2025-08-13T15:02:12.42</meta:creation-date>
    <dc:date>2025-08-13T15:19:38.41</dc:date>
    <dc:creator>Joseph Malone</dc:creator>
    <meta:editing-duration>PT14M53S</meta:editing-duration>
    <meta:editing-cycles>5</meta:editing-cycles>
    <meta:generator>OpenOffice/4.1.15$Win32 OpenOffice.org_project/4115m2$Build-9813</meta:generator>
    <meta:document-statistic meta:table-count="0" meta:image-count="0" meta:object-count="0" meta:page-count="1" meta:paragraph-count="27" meta:word-count="89" meta:character-count="460"/>
  </office:meta>
</office:document-meta>
</file>